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.902cm" fo:margin-left="-0.572cm" table:align="left"/>
    </style:style>
    <style:style style:name="Tabela1.A" style:family="table-column">
      <style:table-column-properties style:column-width="9.075cm"/>
    </style:style>
    <style:style style:name="Tabela1.B" style:family="table-column">
      <style:table-column-properties style:column-width="8.82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* pré requisito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Mercado acessa o sistema para mercados</text:p>
          </table:table-cell>
          <table:table-cell table:style-name="Tabela1.B1" office:value-type="string">
            <text:p text:style-name="Table_20_Contents">O sistema requisita o *login e senha do mercado</text:p>
          </table:table-cell>
        </table:table-row>
        <table:table-row>
          <table:table-cell table:style-name="Tabela1.A2" office:value-type="string">
            <text:p text:style-name="Table_20_Contents">Mercado insere os dados e realiza o *login</text:p>
          </table:table-cell>
          <table:table-cell table:style-name="Tabela1.B2" office:value-type="string">
            <text:p text:style-name="Table_20_Contents">Uma página com a opção de promoções é exibida</text:p>
          </table:table-cell>
        </table:table-row>
        <table:table-row>
          <table:table-cell table:style-name="Tabela1.A2" office:value-type="string">
            <text:p text:style-name="Table_20_Contents">Usuário seleciona a opção de promoções</text:p>
          </table:table-cell>
          <table:table-cell table:style-name="Tabela1.B2" office:value-type="string">
            <text:p text:style-name="Table_20_Contents">Uma lista com todas as promoções realizadas será exibida por categorias (ativas, finalizadas, para ativação), o mercado poderá selecionar uma ou mais promoções e aplicar alguma ação(finalizar, ativar, apagar, modificar). Além disso haverá opções para adicionar novas promoções.</text:p>
          </table:table-cell>
        </table:table-row>
        <table:table-row>
          <table:table-cell table:style-name="Tabela1.A2" office:value-type="string">
            <text:p text:style-name="Table_20_Contents">O usuário seleciona a opção de adicionar uma nova promoção</text:p>
          </table:table-cell>
          <table:table-cell table:style-name="Tabela1.B2" office:value-type="string">
            <text:p text:style-name="Table_20_Contents">Uma lista com todos os *(produtos cadastrados) serão exibidos por categorias, os produtos em estoque deverão estar diferenciados dos produtos sem estoque, estes que serão exibidos no final da lista, porém a promoção só pode ser ativada se os produtos estiverem em estoque poderão . Haverá uma opção de pesquisa por nome ou tipo de produto. Caso o produto cadastrado não esteja em estoque e haja uma tentativa de adiciona-lo a promoção, um aviso de falta de estoque deverá ser exibido, e o produto será adicionado a promoção. Porém está estará impossibilitada de ser ativada, ou seja, a promoção (conjunto de produtos) só ficara salva para uma futura ativação quando houver todos os produtos da promoção em estoque.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ALERIO</meta:initial-creator>
    <meta:creation-date>2015-09-23T13:57:28</meta:creation-date>
    <dc:date>2015-09-23T14:38:57</dc:date>
    <dc:creator>DANIEL VALERIO</dc:creator>
    <meta:editing-duration>PT10M58S</meta:editing-duration>
    <meta:editing-cycles>1</meta:editing-cycles>
    <meta:document-statistic meta:table-count="1" meta:image-count="0" meta:object-count="0" meta:page-count="1" meta:paragraph-count="9" meta:word-count="207" meta:character-count="1275" meta:non-whitespace-character-count="1077"/>
    <meta:generator>LibreOffice/3.5$Linux_x86 LibreOffice_project/350m1$Build-2</meta:generator>
  </office:meta>
</office:document-meta>
</file>